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1" style:family="paragraph">
      <style:paragraph-properties fo:line-height="115%"/>
    </style:style>
    <style:style style:name="P2" style:family="paragraph">
      <loext:graphic-properties draw:fill-color="#ffffff"/>
    </style:style>
    <style:style style:name="P3" style:family="paragraph">
      <style:text-properties fo:font-size="30pt" style:font-size-asian="30pt" style:font-size-complex="30pt"/>
    </style:style>
    <style:style style:name="P4" style:family="paragraph">
      <style:text-properties fo:font-size="20pt" style:font-size-asian="20pt" style:font-size-complex="20pt"/>
    </style:style>
    <style:style style:name="P5" style:family="paragraph">
      <loext:graphic-properties draw:fill-color="#ffffff"/>
      <style:text-properties fo:font-size="20pt" style:font-size-asian="20pt" style:font-size-complex="20pt"/>
    </style:style>
    <style:style style:name="P6" style:family="paragraph">
      <style:text-properties fo:font-size="18pt" style:font-size-asian="18pt" style:font-size-complex="18pt"/>
    </style:style>
    <style:style style:name="P7" style:family="paragraph">
      <loext:graphic-properties draw:fill-color="#ffffff"/>
      <style:text-properties fo:font-size="18pt" style:font-size-asian="18pt" style:font-size-complex="18pt"/>
    </style:style>
    <style:style style:name="P8" style:family="paragraph">
      <style:text-properties fo:font-size="20pt"/>
    </style:style>
    <style:style style:name="P9" style:family="paragraph">
      <loext:graphic-properties draw:fill-color="#ffffff"/>
      <style:text-properties fo:font-size="20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30pt" style:font-size-asian="30pt" style:font-size-complex="30pt"/>
    </style:style>
    <style:style style:name="T4" style:family="text">
      <style:text-properties fo:font-size="30pt" fo:font-style="italic" style:font-size-asian="30pt" style:font-style-asian="italic" style:font-size-complex="30pt" style:font-style-complex="italic"/>
    </style:style>
    <style:style style:name="T5" style:family="text">
      <style:text-properties fo:font-size="30pt" fo:font-style="normal" style:font-size-asian="30pt" style:font-style-asian="normal" style:font-size-complex="30pt" style:font-style-complex="normal"/>
    </style:style>
    <style:style style:name="T6" style:family="text">
      <style:text-properties fo:font-size="20pt" style:font-size-asian="20pt" style:font-size-complex="20pt"/>
    </style:style>
    <style:style style:name="T7" style:family="text">
      <style:text-properties fo:font-size="20pt" fo:font-style="italic" style:font-size-asian="20pt" style:font-style-asian="italic" style:font-size-complex="20pt" style:font-style-complex="italic"/>
    </style:style>
    <style:style style:name="T8" style:family="text">
      <style:text-properties fo:font-size="20pt" fo:font-style="normal" style:font-size-asian="20pt" style:font-style-asian="normal" style:font-size-complex="20pt" style:font-style-complex="normal"/>
    </style:style>
    <style:style style:name="T9"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506cm" svg:x="1.016cm" svg:y="3.098cm" presentation:class="title" presentation:user-transformed="true">
          <draw:text-box>
            <text:p text:style-name="P1">Self-Refining Software in Art:<text:line-break/>An Overview</text:p>
          </draw:text-box>
        </draw:frame>
        <draw:frame presentation:style-name="pr2" draw:text-style-name="P2" draw:layer="layout" svg:width="25.199cm" svg:height="12.179cm" svg:x="1.4cm" svg:y="4.914cm" presentation:class="subtitle" presentation:user-transformed="true">
          <draw:text-box>
            <text:p>Elliot Chandler • 2018 Feb. 11</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draw:text-box>
              <text:p>I’m going to talk about self-refining software and art.</text:p>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Overview</text:p>
          </draw:text-box>
        </draw:frame>
        <draw:frame presentation:style-name="pr4" draw:layer="layout" svg:width="25.199cm" svg:height="12.179cm" svg:x="1.4cm" svg:y="4.914cm" presentation:class="outline" presentation:user-transformed="true">
          <draw:text-box>
            <text:list text:style-name="L3">
              <text:list-item>
                <text:p>Artificial intelligence strategies, specifically:</text:p>
                <text:list>
                  <text:list-item>
                    <text:p>Genetic programming</text:p>
                  </text:list-item>
                  <text:list-item>
                    <text:p>Linear genetic programming</text:p>
                  </text:list-item>
                </text:list>
              </text:list-item>
              <text:list-item>
                <text:p>Providing abstract syntax tree access in imperative languages for genetic programming</text:p>
              </text:list-item>
              <text:list-item>
                <text:p>Ecosystem fitness modeling in genetic programming</text:p>
              </text:list-item>
              <text:list-item>
                <text:p>Artificial neural networks</text:p>
              </text:list-item>
              <text:list-item>
                <text:p>Constrained conditional models, and their use in art</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2" draw:layer="layout" svg:width="16.799cm" svg:height="13.364cm" svg:x="2.1cm" svg:y="14.107cm" presentation:class="notes">
            <draw:text-box>
              <text:p>These are the general areas of the topic that I will cover. First, I will discuss artificial intelligence strategies, specifically genetic programming and linear genetic programming. Second, I will discuss the possibility of providing abstract syntax tree access in imperative languages to facilitate genetic programming. I will also discuss ecosystem fitness modeling in genetic programming, artificial neural networks, and constrained conditional models, and the use of constrained conditional models in art.</text:p>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AI strategies: Genetic programming</text:p>
          </draw:text-box>
        </draw:frame>
        <draw:frame presentation:style-name="pr4" draw:layer="layout" svg:width="25.199cm" svg:height="12.179cm" svg:x="1.4cm" svg:y="4.914cm" presentation:class="outline" presentation:user-transformed="true">
          <draw:text-box>
            <text:list text:style-name="L3">
              <text:list-item>
                <text:p>There are a variety of techniques that are used to develop artificial intelligence.</text:p>
              </text:list-item>
              <text:list-item>
                <text:p>One that particularly interests me is <text:span text:style-name="T1">genetic programming</text:span><text:span text:style-name="T2">, where a computer program is modified repeatedly by another program (or by itself) in the process of optimizing it for a specific task.</text:span></text:p>
              </text:list-item>
              <text:list-item>
                <text:p><text:span text:style-name="T2">This seems particularly applicable in computer-generated art [Gandomi et al., 2015], since artworks could be presented to humans for feedback, and the software could optimize for the most positive feedback.</text:span></text:p>
              </text:list-item>
              <text:list-item>
                <text:p><text:span text:style-name="T2">Genetic programming is also relevant to brain-computer interfaces and assistive robotics [Ghandi 2015], which pose a possible area for significant innovation in AI-driven art.</text:span></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2" draw:layer="layout" svg:width="16.799cm" svg:height="13.364cm" svg:x="2.1cm" svg:y="14.107cm" presentation:class="notes">
            <draw:text-box>
              <text:list text:style-name="L2">
                <text:list-item>
                  <text:p>There are a variety of techniques that are used to develop artificial intelligence.</text:p>
                </text:list-item>
                <text:list-item>
                  <text:p>One of these techniques that particularly interests me is <text:span text:style-name="T1">genetic programming</text:span><text:span text:style-name="T2">, where a computer program is modified repeatedly by another program, or by itself, in the process of optimizing it for a specific task.</text:span></text:p>
                </text:list-item>
                <text:list-item>
                  <text:p><text:span text:style-name="T2">This seems particularly applicable in computer-generated art, since artworks could be presented to humans for feedback, and the software could optimize it for the most positive feedback.</text:span></text:p>
                </text:list-item>
                <text:list-item>
                  <text:p>So, if you had a picture that the computer show,s then you could ask the person operating it, do you like this picture better or do you like the other picture better, and then you could take the traits of the artwork that the person likes more, and apply that to other artwork.</text:p>
                </text:list-item>
                <text:list-item>
                  <text:p><text:span text:style-name="T2">Genetic programming is also relevant to brain-computer interfaces and assistive robotics [Ghandi 2015], which pose a possible area for significant innovation in AI-driven art.</text:span></text:p>
                </text:list-item>
              </text:list>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Linear genetic programming</text:p>
          </draw:text-box>
        </draw:frame>
        <draw:frame presentation:style-name="pr4" draw:text-style-name="P3" draw:layer="layout" svg:width="25.199cm" svg:height="12.179cm" svg:x="1.4cm" svg:y="4.914cm" presentation:class="outline" presentation:user-transformed="true">
          <draw:text-box>
            <text:list text:style-name="L3">
              <text:list-item>
                <text:p><text:span text:style-name="T3">Typically, genetic programming is applied to languages that give tree-structured models of software a first-class role in the language. [Brameier &amp; Banzhaf, 2007]</text:span></text:p>
              </text:list-item>
              <text:list-item>
                <text:p><text:span text:style-name="T3">That is because tree structures are easier to manipulate using software.</text:span></text:p>
              </text:list-item>
              <text:list-item>
                <text:p><text:span text:style-name="T3">Linear genetic programming extends the practices of genetic programming to applicability within languages following the </text:span><text:span text:style-name="T4">imperative</text:span><text:span text:style-name="T5"> software programming paradigm [Brameier &amp; Banzhaf et al., 2007], such as C.</text:span></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5" draw:layer="layout" svg:width="16.799cm" svg:height="13.364cm" svg:x="2.1cm" svg:y="14.107cm" presentation:class="notes" presentation:user-transformed="true">
            <draw:text-box>
              <text:list text:style-name="L2">
                <text:list-item>
                  <text:p text:style-name="P4"><text:span text:style-name="T6">Typically, genetic programming is applied to computer languages that give tree-structured models of software a first-class role in the language.</text:span></text:p>
                </text:list-item>
                <text:list-item>
                  <text:p text:style-name="P4"><text:span text:style-name="T6">That is because tree structures are easier to manipulate using software than just the free from source code that is often what is readily available and manipulated by the programmer with languages such as C and Python.</text:span></text:p>
                </text:list-item>
                <text:list-item>
                  <text:p text:style-name="P4"><text:span text:style-name="T6">Linear genetic programming extends the practices of genetic programming to applicability within languages following the </text:span><text:span text:style-name="T7">imperative</text:span><text:span text:style-name="T8"> software programming paradigm, such as C.</text:span></text:p>
                </text:list-item>
              </text:list>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presentation:user-transformed="true">
          <draw:text-box>
            <text:p>AST access in an imperative language</text:p>
          </draw:text-box>
        </draw:frame>
        <draw:frame presentation:style-name="pr4" draw:layer="layout" svg:width="25.199cm" svg:height="12.179cm" svg:x="1.4cm" svg:y="4.914cm" presentation:class="outline" presentation:user-transformed="true">
          <draw:text-box>
            <text:list text:style-name="L3">
              <text:list-item>
                <text:p><text:span text:style-name="T5">Because of the strengths of tree-modeled languages such as Lisp, it would be valuable to develop a general-purpose imperative language that provides native abstract syntax tree manipulation facilities to the programmer.</text:span></text:p>
              </text:list-item>
              <text:list-item>
                <text:p><text:span text:style-name="T5">Such a language could make genetic programming easier to apply to imperative languages.</text:span></text:p>
              </text:list-item>
              <text:list-item>
                <text:p><text:span text:style-name="T5">This could be facilitated by having the abstract syntax tree for a language be synchronized with the code in an editor, constantly updating, thus allowing a programmer to reference the AST they are operating on as they write the software that both corresponds to and works with it.</text:span></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5" draw:layer="layout" svg:width="16.799cm" svg:height="13.364cm" svg:x="2.1cm" svg:y="14.107cm" presentation:class="notes" presentation:user-transformed="true">
            <draw:text-box>
              <text:list text:style-name="L2">
                <text:list-item>
                  <text:p text:style-name="P4"><text:span text:style-name="T8">Because of the strengths of tree-modeled languages such as Lisp, it would be valuable to develop a general-purpose imperative language that provides native abstract syntax tree manipulation facilities to the programmer.</text:span></text:p>
                </text:list-item>
                <text:list-item>
                  <text:p text:style-name="P4"><text:span text:style-name="T8">Such a language could make genetic programming easier to apply to imperative languages.</text:span></text:p>
                </text:list-item>
                <text:list-item>
                  <text:p text:style-name="P4"><text:span text:style-name="T8">This could be facilitated by having the abstract syntax tree for a language be synchronized with the code in an editor, constantly updating, thus allowing a programmer to reference the abstract syntax tree they are operating on as they write the software that both corresponds to and works with it.</text:span></text:p>
                </text:list-item>
              </text:list>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presentation:user-transformed="true">
          <draw:text-box>
            <text:p>Ecosystem fitness modeling in genetic programming</text:p>
          </draw:text-box>
        </draw:frame>
        <draw:frame presentation:style-name="pr4" draw:layer="layout" svg:width="25.199cm" svg:height="12.179cm" svg:x="1.4cm" svg:y="4.914cm" presentation:class="outline" presentation:user-transformed="true">
          <draw:text-box>
            <text:list text:style-name="L3">
              <text:list-item>
                <text:p>As a strategy in genetic programming, additional traits of natural ecosystems can be modeled to facilitate the development of useful results. [Langdon &amp; Poli, 2002]</text:p>
              </text:list-item>
              <text:list-item>
                <text:p>Such traits include lifespans based on fitness for purpose and combination of aspects of successful individual results within an ecosystem of evolved software, analogous to genetic combination from breeding in biological ecosystems.</text:p>
              </text:list-item>
              <text:list-item>
                <text:p>Langdon &amp; Poli 2002 discuss “scoring” evolved software organisms on their fitness.</text:p>
              </text:list-item>
              <text:list-item>
                <text:p>Determining how to score an organism on its fitness is a challenge in effective genetic programming, but is necessary to get meaningful results from it.</text:p>
              </text:list-item>
              <text:list-item>
                <text:p>Khan 2018 suggests using performance against a suite of known-desired-value test cases as a metric of organism success.</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2" draw:layer="layout" svg:width="16.799cm" svg:height="14.79cm" svg:x="2.1cm" svg:y="14.107cm" presentation:class="notes" presentation:user-transformed="true">
            <draw:text-box>
              <text:list text:style-name="L2">
                <text:list-item>
                  <text:p>As a strategy in genetic programming, additional traits of natural ecosystems can be modeled to facilitate the development of useful results.</text:p>
                </text:list-item>
                <text:list-item>
                  <text:p>Such traits include lifespans based on fitness for purpose and combination of aspects of successful individual results within an ecosystem of evolved software, analogous to genetic combination from breeding in biological ecosystems.</text:p>
                </text:list-item>
                <text:list-item>
                  <text:p>One challenge in genetic programming is to figure out how to give feedback to, and rank the performance of, a software system on how well it is performing on a given task. If its goal is to create sketches or music, then one could have people give feedback to the software system on the individual artworks produced. But in some cases, like in how well a virtual pet interacts with a human, it would be harder to figure out a scoring system for it, because there isn’t a clear unit to judge in interactive art.</text:p>
                </text:list-item>
                <text:list-item>
                  <text:p>So, determining a way to score an organism on its fitness — in other words, quantifying how successful it is at doing what it is supposed to do — is a challenge in effective genetic programming, but is necessary to get meaningful results from the software that is evolved.</text:p>
                </text:list-item>
              </text:list>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Artificial neural networks</text:p>
          </draw:text-box>
        </draw:frame>
        <draw:frame presentation:style-name="pr4" draw:layer="layout" svg:width="25.199cm" svg:height="12.179cm" svg:x="1.4cm" svg:y="4.914cm" presentation:class="outline" presentation:user-transformed="true">
          <draw:text-box>
            <text:list text:style-name="L3">
              <text:list-item>
                <text:p>Artificial neural networks are a model for computation based on biological minds.</text:p>
              </text:list-item>
              <text:list-item>
                <text:p>They consist of artificial neurons, which are computational algorithms that accept inputs and produce outputs in a way that models biological neurons.</text:p>
              </text:list-item>
              <text:list-item>
                <text:p>By combining these artificial neurons, connecting their inputs and outputs to each other, complex software systems can be developed.</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2" draw:layer="layout" svg:width="16.799cm" svg:height="13.364cm" svg:x="2.1cm" svg:y="14.107cm" presentation:class="notes" presentation:user-transformed="true">
            <draw:text-box>
              <text:list text:style-name="L2">
                <text:list-item>
                  <text:p>Artificial neural networks are a model for computation based on biological minds.</text:p>
                </text:list-item>
                <text:list-item>
                  <text:p>They consist of artificial neurons, which are computational algorithms that accept inputs and produce outputs in a way that models biological neurons.</text:p>
                </text:list-item>
                <text:list-item>
                  <text:p>By combining these artificial neurons, connecting their inputs and outputs to each other, complex software systems can be developed.</text:p>
                </text:list-item>
              </text:list>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Constrained conditional models</text:p>
          </draw:text-box>
        </draw:frame>
        <draw:frame presentation:style-name="pr4" draw:layer="layout" svg:width="25.199cm" svg:height="12.179cm" svg:x="1.4cm" svg:y="4.914cm" presentation:class="outline" presentation:user-transformed="true">
          <draw:text-box>
            <text:list text:style-name="L3">
              <text:list-item>
                <text:p>To refine the results of artificially learned algorithms, existing knowledge can be supplied initially by humans to the systems, to provide constraints on what they seek and allow them to find relevant results more quickly. [Goldwasser et al. 2012]</text:p>
              </text:list-item>
              <text:list-item>
                <text:p>This is an example of combining various strategies to get better results from the combination of the strengths of many than would be gotten from one strategy only, and help the system derive simpler models. [Chang et al. 2012]</text:p>
              </text:list-item>
            </text:list>
          </draw:text-box>
        </draw:frame>
        <presentation:notes draw:style-name="dp2">
          <draw:page-thumbnail draw:style-name="gr1" draw:layer="layout" svg:width="14.848cm" svg:height="11.136cm" svg:x="3.075cm" svg:y="2.257cm" draw:page-number="8" presentation:class="page"/>
          <draw:frame presentation:style-name="pr3" draw:text-style-name="P2" draw:layer="layout" svg:width="16.799cm" svg:height="13.364cm" svg:x="2.1cm" svg:y="14.107cm" presentation:class="notes" presentation:user-transformed="true">
            <draw:text-box>
              <text:list text:style-name="L2">
                <text:list-item>
                  <text:p>To refine the results of artificially learned algorithms, existing knowledge can be supplied initially by humans to the systems, to provide constraints on what they seek and allow them to find relevant results more quickly.</text:p>
                </text:list-item>
                <text:list-item>
                  <text:p>This is an example of combining various strategies to get better results from the combination of the strengths of many than would be gotten from one strategy only, and would help the system derive simpler models.</text:p>
                </text:list-item>
              </text:list>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CCMs in art</text:p>
          </draw:text-box>
        </draw:frame>
        <draw:frame presentation:style-name="pr4" draw:layer="layout" svg:width="25.199cm" svg:height="12.179cm" svg:x="1.4cm" svg:y="4.914cm" presentation:class="outline">
          <draw:text-box>
            <text:list text:style-name="L3">
              <text:list-item>
                <text:p>Constrained conditional models could have application in computer-generated art.</text:p>
              </text:list-item>
              <text:list-item>
                <text:p>Because art tradition has formalized various rules for creating effective works, these rules could be provided as constraints for artificial creative systems.</text:p>
              </text:list-item>
              <text:list-item>
                <text:p>That would help guide the software to creating works that benefit from the existing knowledge of the problem domain.</text:p>
              </text:list-item>
            </text:list>
          </draw:text-box>
        </draw:frame>
        <presentation:notes draw:style-name="dp2">
          <draw:page-thumbnail draw:style-name="gr1" draw:layer="layout" svg:width="14.848cm" svg:height="11.136cm" svg:x="3.075cm" svg:y="2.257cm" draw:page-number="9" presentation:class="page"/>
          <draw:frame presentation:style-name="pr3" draw:text-style-name="P2" draw:layer="layout" svg:width="16.799cm" svg:height="13.364cm" svg:x="2.1cm" svg:y="14.107cm" presentation:class="notes">
            <draw:text-box>
              <text:list text:style-name="L2">
                <text:list-item>
                  <text:p>Constrained conditional models could have application in computer-generated art.</text:p>
                </text:list-item>
                <text:list-item>
                  <text:p>Because art tradition has formalized various rules for creating effective works, these rules could be provided as constraints for artificial creative systems.</text:p>
                </text:list-item>
                <text:list-item>
                  <text:p>That would help guide the software to creating works that benefit from the existing knowledge of the problem domain.</text:p>
                </text:list-item>
              </text:list>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Determinism</text:p>
          </draw:text-box>
        </draw:frame>
        <draw:frame presentation:style-name="pr4" draw:layer="layout" svg:width="25.199cm" svg:height="12.179cm" svg:x="1.4cm" svg:y="4.914cm" presentation:class="outline" presentation:user-transformed="true">
          <draw:text-box>
            <text:list text:style-name="L3">
              <text:list-item>
                <text:p>A concept relevant to artificial intelligence is the use of <text:span text:style-name="T1">deterministic</text:span> versus <text:span text:style-name="T1">non-deterministic</text:span> systems.</text:p>
              </text:list-item>
              <text:list-item>
                <text:p>A fully deterministic system would be, for example, a computer program saying “print letters from A to Z”. This is deterministic because every time it is executed, it produces the same result, and there is no effect upon it from input.</text:p>
              </text:list-item>
              <text:list-item>
                <text:p>An input-deterministic system would be, for example, a computer program saying “print the letters given as input.” This is deterministic for a given input: if the letter “A” is given every time, the output will be “A” every time.</text:p>
              </text:list-item>
              <text:list-item>
                <text:p>A non-deterministic system would be, for example, a computer program saying “50% of the time, randomly, print the letters given as input.” This is non-deterministic, because if the letter “A” is given every time, the output sometimes will be “A”, but sometimes there will be no output.</text:p>
                <text:list>
                  <text:list-item>
                    <text:p>In a sense, non-deterministic systems are really input-deterministic for a deterministic source of entropy — if the digits of π are used as the only source of entropy, the entropy source simply becomes another input to the system.</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3" draw:text-style-name="P2" draw:layer="layout" svg:width="16.799cm" svg:height="14.79cm" svg:x="2.1cm" svg:y="14.107cm" presentation:class="notes" presentation:user-transformed="true">
            <draw:text-box>
              <text:list text:style-name="L2">
                <text:list-item>
                  <text:p>A concept relevant to artificial intelligence is the use of <text:span text:style-name="T1">deterministic</text:span> versus <text:span text:style-name="T1">non-deterministic</text:span> systems.</text:p>
                </text:list-item>
                <text:list-item>
                  <text:p>A fully deterministic system would be, for example, a computer program saying “print letters from A to Z”. This is deterministic because every time it is executed, it produces the same result, and there is no effect upon it from input.</text:p>
                </text:list-item>
                <text:list-item>
                  <text:p>An input-deterministic system would be, for example, a computer program saying “print the letters given as input.” This is deterministic for a given input: if the letter “A” is given every time, the output will be “A” every time.</text:p>
                </text:list-item>
                <text:list-item>
                  <text:p>A non-deterministic system would be, for example, a computer program saying “50% of the time, randomly, print the letters given as input.” This is non-deterministic, because if the letter “A” is given every time, the output sometimes will be “A”, but sometimes there will be no output.</text:p>
                  <text:list>
                    <text:list-item>
                      <text:p>In a sense, non-deterministic systems are really input-deterministic for a deterministic source of entropy — if the digits of π are used as the only source of entropy, the entropy source simply becomes another input to the system.</text:p>
                    </text:list-item>
                  </text:list>
                </text:list-item>
              </text:list>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p>Applications of types of determinism</text:p>
          </draw:text-box>
        </draw:frame>
        <draw:frame presentation:style-name="pr4" draw:layer="layout" svg:width="25.199cm" svg:height="12.179cm" svg:x="1.4cm" svg:y="4.914cm" presentation:class="outline" presentation:user-transformed="true">
          <draw:text-box>
            <text:list text:style-name="L3">
              <text:list-item>
                <text:p>These different classes of determinism in software systems are useful in different contexts.</text:p>
              </text:list-item>
              <text:list-item>
                <text:p>A fully deterministic system can be useful for storing, for instance, a regular set of data, such as “all the prime numbers from 1 to 100,000” — it probably would take less storage to describe a fully deterministic algorithm for printing those numbers than it would to store their values.</text:p>
              </text:list-item>
              <text:list-item>
                <text:p>An input-deterministic system is useful for general applications, and is much more flexible than a fully deterministic system. [Krawiec, 2016]</text:p>
              </text:list-item>
              <text:list-item>
                <text:p>Non-deterministic systems are particularly useful for some specialized applications, such as a software system that needs to clean out old entries from a cache regularly: if the cache-cleaning operation is expensive, it should only be done occasionally; to avoid needing to keep state over time for when to clean the cache, a random value could be used to decide when to clean it without having to either keep state or clean the cache on every run of the software.</text:p>
              </text:list-item>
              <text:list-item>
                <text:p>This distinction is important to consider in the development of artificial intelligence systems, as introducing nondeterminism in the form of randomness into a system will make it less able to produce meaningful, regular results. Consequently, I believe that it is preferable to make artificial intelligence systems input-deterministic, in general.</text:p>
              </text:list-item>
            </text:list>
          </draw:text-box>
        </draw:frame>
        <presentation:notes draw:style-name="dp2">
          <draw:page-thumbnail draw:style-name="gr1" draw:layer="layout" svg:width="14.848cm" svg:height="11.136cm" svg:x="3.075cm" svg:y="2.257cm" draw:page-number="11" presentation:class="page"/>
          <draw:frame presentation:style-name="pr3" draw:text-style-name="P7" draw:layer="layout" svg:width="16.799cm" svg:height="13.825cm" svg:x="2.1cm" svg:y="14.107cm" presentation:class="notes" presentation:user-transformed="true">
            <draw:text-box>
              <text:list text:style-name="L2">
                <text:list-item>
                  <text:p text:style-name="P6"><text:span text:style-name="T9">These different classes of determinism in software systems are useful in different contexts.</text:span></text:p>
                </text:list-item>
                <text:list-item>
                  <text:p text:style-name="P6"><text:span text:style-name="T9">A fully deterministic system can be useful for storing, for instance, a regular set of data, such as “all the prime numbers from 1 to 100,000” — it probably would take less storage to describe a fully deterministic algorithm for printing those numbers than it would to store their values.</text:span></text:p>
                </text:list-item>
                <text:list-item>
                  <text:p text:style-name="P6"><text:span text:style-name="T9">An input-deterministic system is useful for general applications, and is much more flexible than a fully deterministic system. [Krawiec, 2016]</text:span></text:p>
                </text:list-item>
                <text:list-item>
                  <text:p text:style-name="P6"><text:span text:style-name="T9">Non-deterministic systems are particularly useful for some specialized applications, such as a software system that needs to clean out old entries from a cache regularly: if the cache-cleaning operation is expensive, it should only be done occasionally; to avoid needing to keep state over time for when to clean the cache, a random value could be used to decide when to clean it without having to either keep state or clean the cache on every run of the software.</text:span></text:p>
                </text:list-item>
                <text:list-item>
                  <text:p text:style-name="P6"><text:span text:style-name="T9">This distinction is important to consider in the development of artificial intelligence systems, as introducing nondeterminism in the form of randomness into a system will make it less able to produce meaningful, regular results. Consequently, I believe that it is preferable to make artificial intelligence systems input-deterministic, in general.</text:span></text:p>
                </text:list-item>
              </text:list>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draw:text-box>
            <text:p>Sources</text:p>
          </draw:text-box>
        </draw:frame>
        <draw:frame presentation:style-name="pr4" draw:layer="layout" svg:width="25.199cm" svg:height="12.179cm" svg:x="1.4cm" svg:y="4.914cm" presentation:class="outline" presentation:user-transformed="true">
          <draw:text-box>
            <text:list text:style-name="L3">
              <text:list-item>
                <text:p>Brameier, Markus F., and Wolfgang Banzhaf. <text:span text:style-name="T1">Linear Genetic Programming</text:span><text:span text:style-name="T2">, Springer, 2007.</text:span></text:p>
              </text:list-item>
              <text:list-item>
                <text:p>Chang, Ming-Wei, Lev Ratinov, and Dan Roth. “<text:span text:style-name="T2">Structured learning with constrained conditional models”, 2012, DOI 10.1007/s10994-012-5296-5.</text:span></text:p>
              </text:list-item>
              <text:list-item>
                <text:p><text:span text:style-name="T2">Gandhi, Vaibhav. </text:span><text:span text:style-name="T1">Brain-Computer Interfacing for Assistive Robotics: Electroencephalograms, Recurrent Quantum Neural Networks and User-Centric Graphical Interfaces</text:span><text:span text:style-name="T2">, Elsevier, 2015.</text:span></text:p>
              </text:list-item>
              <text:list-item>
                <text:p><text:span text:style-name="T2">Gandomi, Amir H., Amir H. Alavi, and Conor Ryan, eds. </text:span><text:span text:style-name="T1">Handbook of Genetic Programming Applications</text:span><text:span text:style-name="T2">, Springer, 2015.</text:span></text:p>
              </text:list-item>
              <text:list-item>
                <text:p>Goldwasser, Dan, Vivek Srikumar, and Dan Roth. <text:span text:style-name="T1">Predicting Structures in NLP: Constrained Conditional Models and Integer Linear Programming</text:span><text:span text:style-name="T2">, 2012.</text:span></text:p>
              </text:list-item>
              <text:list-item>
                <text:p><text:span text:style-name="T2">Hu, Xiaolin, and P. Balasubramaniam. </text:span><text:span text:style-name="T1">Recurrent Neural Networks</text:span><text:span text:style-name="T2">, In-Teh, 2008.</text:span></text:p>
              </text:list-item>
              <text:list-item>
                <text:p><text:span text:style-name="T2">Khan, Gul Muhammad. </text:span><text:span text:style-name="T1">Evolution of Artificial Neural Development: In Search of Learning Genes</text:span><text:span text:style-name="T2">, Springer, 2018.</text:span></text:p>
              </text:list-item>
              <text:list-item>
                <text:p><text:span text:style-name="T2">Krawiec, Krzysztof. </text:span><text:span text:style-name="T1">Behavioral Program Synthesis with Genetic Programming</text:span><text:span text:style-name="T2">, Springer, 2016.</text:span></text:p>
              </text:list-item>
              <text:list-item>
                <text:p><text:span text:style-name="T2">Langdon, William B., and Riccardo Poli. </text:span><text:span text:style-name="T1">Foundations of Genetic Programming</text:span><text:span text:style-name="T2">, Springer, 2002.</text:span></text:p>
              </text:list-item>
              <text:list-item>
                <text:p><text:span text:style-name="T2">Li, Xiangang, and Xihong Wu. “Constructing Long Short-Term Memory Based Deep Recurrent Neural Networks for Large Vocabulary Speech Recognition”, 2015, arXiv:1410.4281v2.</text:span></text:p>
              </text:list-item>
            </text:list>
          </draw:text-box>
        </draw:frame>
        <presentation:notes draw:style-name="dp2">
          <draw:page-thumbnail draw:style-name="gr1" draw:layer="layout" svg:width="14.848cm" svg:height="11.136cm" svg:x="3.075cm" svg:y="2.257cm" draw:page-number="12" presentation:class="page"/>
          <draw:frame presentation:style-name="pr3" draw:text-style-name="P9" draw:layer="layout" svg:width="16.799cm" svg:height="13.364cm" svg:x="2.1cm" svg:y="14.107cm" presentation:class="notes" presentation:user-transformed="true">
            <draw:text-box>
              <text:p text:style-name="P8">Thanks for listening to my research about this!</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n" fo:country="US" style:font-name-asian="DejaVu Sans" style:font-size-asian="24pt" style:language-asian="zh" style:country-asian="CN" style:font-name-complex="Liberation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44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485cm"/>
    </style:style>
    <style:style style:name="Mgr3"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365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113cm" svg:height="1.484cm" svg:x="0cm" svg:y="28.215cm" presentation:class="date-time">
        <draw:text-box>
          <text:p text:style-name="MP3"><text:span text:style-name="MT1"><presentation:date-time/></text:span></text:p>
        </draw:text-box>
      </draw:frame>
      <draw:frame draw:style-name="Mgr3" draw:text-style-name="MP2" draw:layer="backgroundobjects" svg:width="9.113cm" svg:height="1.484cm" svg:x="0cm" svg:y="0cm" presentation:class="footer">
        <draw:text-box>
          <text:p text:style-name="MP1"><text:span text:style-name="MT1"><presentation:footer/></text:span></text:p>
        </draw:text-box>
      </draw:frame>
      <draw:frame draw:style-name="Mgr3" draw:text-style-name="MP4" draw:layer="backgroundobjects" svg:width="9.113cm" svg:height="1.484cm" svg:x="11.886cm" svg:y="0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8.875cm" svg:height="1.448cm" svg:x="9.576cm" svg:y="19.131cm" presentation:class="date-time">
        <draw:text-box>
          <text:p text:style-name="MP1"><text:span text:style-name="MT1"><presentation:date-time/></text:span></text:p>
        </draw:text-box>
      </draw:frame>
      <draw:frame presentation:style-name="Mpr1" draw:text-style-name="MP6" draw:layer="backgroundobjects" svg:width="8.875cm" svg:height="1.448cm" svg:x="20.076cm" svg:y="19.131cm" presentation:class="footer">
        <draw:text-box>
          <text:p text:style-name="MP5"><text:span text:style-name="MT1"><presentation:footer/></text:span></text:p>
        </draw:text-box>
      </draw:frame>
      <draw:frame presentation:style-name="Mpr1" draw:text-style-name="MP4" draw:layer="backgroundobjects" svg:width="6.523cm" svg:height="1.448cm" svg:x="1.4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16.799cm" svg:height="13.364cm" svg:x="4.2cm" svg:y="16.335cm" presentation:class="header">
          <draw:text-box>
            <text:p text:style-name="MP1"><text:span text:style-name="MT1"><presentation:header/></text:span></text:p>
          </draw:text-box>
        </draw:frame>
        <draw:frame presentation:style-name="Mpr3" draw:text-style-name="MP4" draw:layer="backgroundobjects" svg:width="9.113cm" svg:height="1.484cm" svg:x="0cm" svg:y="28.215cm" presentation:class="date-time">
          <draw:text-box>
            <text:p text:style-name="MP3"><text:span text:style-name="MT1"><presentation:date-time/></text:span></text:p>
          </draw:text-box>
        </draw:frame>
        <draw:frame presentation:style-name="Mpr4" draw:text-style-name="MP2" draw:layer="backgroundobjects" svg:width="9.113cm" svg:height="1.484cm" svg:x="0cm" svg:y="0cm" presentation:class="footer">
          <draw:text-box>
            <text:p text:style-name="MP1"><text:span text:style-name="MT1"><presentation:footer/></text:span></text:p>
          </draw:text-box>
        </draw:frame>
        <draw:frame presentation:style-name="Mpr4" draw:text-style-name="MP4" draw:layer="backgroundobjects" svg:width="9.113cm" svg:height="1.484cm" svg:x="11.886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2-11T13:20:28.423025694</meta:creation-date>
    <meta:generator>LibreOffice/5.4.2.2.0$Linux_X86_64 LibreOffice_project/40m0$Build-2</meta:generator>
    <dc:date>2018-02-11T19:56:52.073271097</dc:date>
    <meta:editing-duration>PT4H19M15S</meta:editing-duration>
    <meta:editing-cycles>50</meta:editing-cycles>
    <meta:document-statistic meta:object-count="69"/>
  </office:meta>
</office:document-meta>
</file>